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7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6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6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6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NewRomanPSMT" style:font-family-asian="Microsoft YaHei" style:font-family-complex="Arial" style:font-family-generic="roman" style:font-pitch="variable" style:font-pitch-asian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NewRomanPSM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2361in" style:font-size-asian="0.42361in" style:font-size-complex="0.42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Oblique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NewRomanPSM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2361in" style:font-size-asian="0.42361in" style:font-size-complex="0.42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75in" style:font-size-asian="0.375in" style:font-size-complex="0.37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9acd" style:text-line-through-type="none" style:text-line-through-style="none" style:text-line-through-width="auto" style:text-line-through-color="font-color" style:text-position="0% 100%" fo:font-family="AdobePiStd" style:font-family-asian="Microsoft YaHei" style:font-family-complex="Arial" style:font-family-generic="roman" style:font-pitch="variable" style:font-pitch-asian="variable" style:font-pitch-complex="variable" fo:font-size="0.29861in" style:font-size-asian="0.29861in" style:font-size-complex="0.298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Roman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-BoldMT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-BoldMT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2361in" style:font-size-asian="0.42361in" style:font-size-complex="0.42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Oblique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9acd" style:text-line-through-type="none" style:text-line-through-style="none" style:text-line-through-width="auto" style:text-line-through-color="font-color" style:text-position="0% 100%" fo:font-family="AdobePiStd" style:font-family-asian="Microsoft YaHei" style:font-family-complex="Arial" style:font-family-generic="roman" style:font-pitch="variable" style:font-pitch-asian="variable" style:font-pitch-complex="variable" fo:font-size="0.29861in" style:font-size-asian="0.29861in" style:font-size-complex="0.298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2361in" style:font-size-asian="0.42361in" style:font-size-complex="0.42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2361in" style:font-size-asian="0.42361in" style:font-size-complex="0.42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NewRomanPSM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Oblique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-Medium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Regular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resentation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7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7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nionPro-I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7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NewPSMT" style:font-family-asian="Microsoft YaHei" style:font-family-complex="Arial" style:font-family-generic="roman" style:font-pitch="fixed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MT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-ItalicMT" style:font-family-asian="Microsoft YaHei" style:font-family-complex="Arial" style:font-family-generic="script" style:font-pitch="variable" style:font-pitch-asian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ervlet continuación</text:span></text:p>
          </draw:text-box>
          <svg:title/>
          <svg:desc/>
        </draw:frame>
        <draw:frame draw:id="id74" presentation:style-name="a571" draw:name="Subtítulo 2" svg:x="0.55118in" svg:y="1.93465in" svg:width="9.92087in" svg:height="5.4563in" presentation:class="subtitle" presentation:placeholder="false">
          <draw:text-box>
            <text:p text:style-name="a570" text:class-names="" text:cond-style-name=""><text:span text:style-name="a569" text:class-names="">Elementos de comunicación</text:span></text:p>
          </draw:text-box>
          <svg:title/>
          <svg:desc/>
        </draw:frame>
        <presentation:notes draw:style-name="a577">
          <draw:frame draw:id="id75" draw:style-name="a574" draw:name="Marcador de número de diapositiva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5" draw:name="Marcador de imagen de diapositiva 1">
            <svg:title/>
            <svg:desc/>
          </draw:page-thumbnail>
          <draw:frame draw:id="id77" presentation:style-name="a57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En-blanco" presentation:presentation-page-layout-name="Master1-PPL7" draw:id="Slide-257">
        <draw:frame draw:id="id78" presentation:style-name="a583" draw:name="Título 1" svg:x="0.55118in" svg:y="0.32953in" svg:width="9.92087in" svg:height="1.38031in" presentation:class="title" presentation:placeholder="false">
          <draw:text-box>
            <text:p text:style-name="a582" text:class-names="" text:cond-style-name=""><text:span text:style-name="a579" text:class-names="">Paso de información de un<text:s text:c="1"/></text:span><text:span text:style-name="a580" text:class-names="">servlet<text:s text:c="1"/></text:span><text:span text:style-name="a581" text:class-names="">a una JSP</text:span></text:p>
          </draw:text-box>
          <svg:title/>
          <svg:desc/>
        </draw:frame>
        <draw:frame draw:id="id79" presentation:style-name="a610" draw:name="Marcador de texto 2" svg:x="0.55118in" svg:y="1.93465in" svg:width="9.92087in" svg:height="5.4563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4" text:class-names="">El objeto<text:s text:c="1"/></text:span><text:span text:style-name="a585" text:class-names="">request<text:s text:c="1"/></text:span><text:span text:style-name="a586" text:class-names="">tiene los siguientes métodos para enviar información:</text:span></text:p>
              </text:list-item>
            </text:list>
            <text:list text:style-name="a594">
              <text:list-item>
                <text:p text:style-name="a593" text:class-names="" text:cond-style-name=""><text:span text:style-name="a589" text:class-names="">setAttribute(String<text:s text:c="1"/></text:span><text:span text:style-name="a590" text:class-names="">nombre</text:span><text:span text:style-name="a591" text:class-names="">, Object o)<text:s text:c="1"/></text:span><text:span text:style-name="a592" text:class-names="">→ Sirve para guardar un objeto en un</text:span></text:p>
              </text:list-item>
            </text:list>
            <text:list text:style-name="a599">
              <text:list-item>
                <text:p text:style-name="a598" text:class-names="" text:cond-style-name=""><text:span text:style-name="a595" text:class-names="">atributo al que se le da un<text:s text:c="1"/></text:span><text:span text:style-name="a596" text:class-names="">nombre</text:span><text:span text:style-name="a597" text:class-names="">.</text:span></text:p>
              </text:list-item>
            </text:list>
            <text:list text:style-name="a605">
              <text:list-item>
                <text:p text:style-name="a604" text:class-names="" text:cond-style-name=""><text:span text:style-name="a600" text:class-names="">getAttribute(String<text:s text:c="1"/></text:span><text:span text:style-name="a601" text:class-names="">nombre</text:span><text:span text:style-name="a602" text:class-names="">)<text:s text:c="1"/></text:span><text:span text:style-name="a603" text:class-names="">→ Sirve recuperar el objeto guardado en el atributo</text:span></text:p>
              </text:list-item>
            </text:list>
            <text:list text:style-name="a609">
              <text:list-item>
                <text:p text:style-name="a608" text:class-names="" text:cond-style-name=""><text:span text:style-name="a606" text:class-names="">nombre</text:span><text:span text:style-name="a607" text:class-names="">.</text:span></text:p>
              </text:list-item>
            </text:list>
          </draw:text-box>
          <svg:title/>
          <svg:desc/>
        </draw:frame>
        <presentation:notes draw:style-name="a616">
          <draw:frame draw:id="id80" draw:style-name="a613" draw:name="Marcador de número de diapositiva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4" draw:name="Marcador de imagen de diapositiva 1">
            <svg:title/>
            <svg:desc/>
          </draw:page-thumbnail>
          <draw:frame draw:id="id82" presentation:style-name="a61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7" draw:master-page-name="Master1-Layout7-blank-En-blanco" presentation:presentation-page-layout-name="Master1-PPL7" draw:id="Slide-258">
        <draw:frame draw:id="id83" presentation:style-name="a622" draw:name="Título 1" svg:x="0.55118in" svg:y="0.32953in" svg:width="9.92087in" svg:height="1.38031in" presentation:class="title" presentation:placeholder="false">
          <draw:text-box>
            <text:p text:style-name="a621" text:class-names="" text:cond-style-name=""><text:span text:style-name="a618" text:class-names="">Paso de información de un<text:s text:c="1"/></text:span><text:span text:style-name="a619" text:class-names="">servlet<text:s text:c="1"/></text:span><text:span text:style-name="a620" text:class-names="">a una JSP</text:span></text:p>
          </draw:text-box>
          <svg:title/>
          <svg:desc/>
        </draw:frame>
        <draw:frame draw:id="id84" presentation:style-name="a645" draw:name="Marcador de texto 2" svg:x="0.55118in" svg:y="1.93465in" svg:width="9.92087in" svg:height="5.4563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3" text:class-names="">getRequestDispatcher( String<text:s text:c="1"/></text:span><text:span text:style-name="a624" text:class-names="">ruta</text:span><text:span text:style-name="a625" text:class-names="">) → regresa un objeto<text:s text:c="1"/></text:span><text:span text:style-name="a626" text:class-names="">RequestDispatcher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para la ruta especificada.</text:span></text:p>
              </text:list-item>
            </text:list>
            <text:list text:style-name="a639">
              <text:list-item>
                <text:p text:style-name="a638" text:class-names="" text:cond-style-name=""><text:span text:style-name="a632" text:class-names="">forward(request, response)<text:s text:c="1"/></text:span><text:span text:style-name="a633" text:class-names="">→ re-envia los objetos<text:s text:c="1"/></text:span><text:span text:style-name="a634" text:class-names="">request<text:s text:c="1"/></text:span><text:span text:style-name="a635" text:class-names="">y<text:s text:c="1"/></text:span><text:span text:style-name="a636" text:class-names="">response<text:s text:c="1"/></text:span><text:span text:style-name="a637" text:class-names="">a otro</text:span></text:p>
              </text:list-item>
            </text:list>
            <text:list text:style-name="a644">
              <text:list-item>
                <text:p text:style-name="a643" text:class-names="" text:cond-style-name=""><text:span text:style-name="a640" text:class-names="">recurso en el servidor, que normalmente es una JSP o un<text:s text:c="1"/></text:span><text:span text:style-name="a641" text:class-names="">servlet</text:span><text:span text:style-name="a642" text:class-names="">.</text:span></text:p>
              </text:list-item>
            </text:list>
          </draw:text-box>
          <svg:title/>
          <svg:desc/>
        </draw:frame>
        <presentation:notes draw:style-name="a651">
          <draw:frame draw:id="id85" draw:style-name="a648" draw:name="Marcador de número de diapositiva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49" draw:name="Marcador de imagen de diapositiva 1">
            <svg:title/>
            <svg:desc/>
          </draw:page-thumbnail>
          <draw:frame draw:id="id87" presentation:style-name="a65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2" draw:master-page-name="Master1-Layout7-blank-En-blanco" presentation:presentation-page-layout-name="Master1-PPL7" draw:id="Slide-259">
        <draw:frame draw:id="id88" presentation:style-name="a657" draw:name="Título 1" svg:x="0.55118in" svg:y="0.32953in" svg:width="9.92087in" svg:height="1.38031in" presentation:class="title" presentation:placeholder="false">
          <draw:text-box>
            <text:p text:style-name="a656" text:class-names="" text:cond-style-name=""><text:span text:style-name="a653" text:class-names="">Paso de información de un<text:s text:c="1"/></text:span><text:span text:style-name="a654" text:class-names="">servlet<text:s text:c="1"/></text:span><text:span text:style-name="a655" text:class-names="">a una JSP</text:span></text:p>
          </draw:text-box>
          <svg:title/>
          <svg:desc/>
        </draw:frame>
        <draw:frame draw:id="id89" presentation:style-name="a683" draw:name="Marcador de texto 2" svg:x="0.55118in" svg:y="1.5978in" svg:width="9.92087in" svg:height="5.4563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58" text:class-names="">Las dos instrucciones que habitualmente se usan para enviar datos de un<text:s text:c="1"/></text:span><text:span text:style-name="a659" text:class-names="">servlet</text:span><text:span text:style-name="a660" text:class-names=""><text:s text:c="1"/></text:span><text:span text:style-name="a661" text:class-names="">a una JSP son</text:span></text:p>
              </text:list-item>
            </text:list>
            <text:list text:style-name="a671">
              <text:list-item>
                <text:p text:style-name="a670" text:class-names="" text:cond-style-name=""><text:span text:style-name="a664" text:class-names="">request.setAttribute</text:span><text:span text:style-name="a665" text:class-names="">(“</text:span><text:span text:style-name="a666" text:class-names="">nombreAtributo</text:span><text:span text:style-name="a667" text:class-names="">”,</text:span><text:span text:style-name="a668" text:class-names="">objetoAEnviar</text:span><text:span text:style-name="a669" text:class-names="">);</text:span></text:p>
              </text:list-item>
            </text:list>
            <text:list text:style-name="a679">
              <text:list-item>
                <text:p text:style-name="a678" text:class-names="" text:cond-style-name=""><text:span text:style-name="a672" text:class-names="">request.getRequestDispatcher</text:span><text:span text:style-name="a673" text:class-names="">(“</text:span><text:span text:style-name="a674" text:class-names="">nombre.jsp</text:span><text:span text:style-name="a675" text:class-names="">”).forward(</text:span><text:span text:style-name="a676" text:class-names="">request</text:span><text:span text:style-name="a677" text:class-names="">,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response);</text:span></text:p>
              </text:list-item>
            </text:list>
          </draw:text-box>
          <svg:title/>
          <svg:desc/>
        </draw:frame>
        <presentation:notes draw:style-name="a689">
          <draw:frame draw:id="id90" draw:style-name="a686" draw:name="Marcador de número de diapositiva 6" svg:x="4.67953in" svg:y="11.10827in" svg:width="3.5878in" svg:height="0.58425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87" draw:name="Marcador de imagen de diapositiva 1">
            <svg:title/>
            <svg:desc/>
          </draw:page-thumbnail>
          <draw:frame draw:id="id92" presentation:style-name="a68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0" draw:master-page-name="Master1-Layout7-blank-En-blanco" presentation:presentation-page-layout-name="Master1-PPL7" draw:id="Slide-260">
        <draw:frame draw:id="id93" presentation:style-name="a694" draw:name="Título 1" svg:x="0.55118in" svg:y="0.32953in" svg:width="9.92087in" svg:height="1.38031in" presentation:class="title" presentation:placeholder="false">
          <draw:text-box>
            <text:p text:style-name="a693" text:class-names="" text:cond-style-name=""><text:span text:style-name="a691" text:class-names="">Transferencia de control con el objeto<text:s text:c="1"/></text:span><text:span text:style-name="a692" text:class-names="">response</text:span></text:p>
          </draw:text-box>
          <svg:title/>
          <svg:desc/>
        </draw:frame>
        <draw:frame draw:id="id94" presentation:style-name="a726" draw:name="Marcador de texto 2" svg:x="0.55118in" svg:y="1.93465in" svg:width="9.92087in" svg:height="5.4563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También existe una forma de transferir a otra URL, y es con el siguiente método del objeto<text:s text:c="1"/></text:span><text:span text:style-name="a699" text:class-names="">response</text:span><text:span text:style-name="a700" text:class-names="">:</text:span></text:p>
              </text:list-item>
            </text:list>
            <text:list text:style-name="a712">
              <text:list-item>
                <text:p text:style-name="a711" text:class-names="" text:cond-style-name=""><text:span text:style-name="a703" text:class-names="">sendRedirect</text:span><text:span text:style-name="a704" text:class-names="">(</text:span><text:span text:style-name="a705" text:class-names="">String</text:span><text:span text:style-name="a706" text:class-names=""><text:s text:c="1"/></text:span><text:span text:style-name="a707" text:class-names="">ruta</text:span><text:span text:style-name="a708" text:class-names="">)</text:span><text:span text:style-name="a709" text:class-names=""><text:s text:c="1"/></text:span><text:span text:style-name="a710" text:class-names="">→ se envía al cliente a la ruta especificada.</text:span></text:p>
              </text:list-item>
            </text:list>
            <text:list text:style-name="a720">
              <text:list-item>
                <text:p text:style-name="a719" text:class-names="" text:cond-style-name=""><text:span text:style-name="a713" text:class-names="">Este método no transfiere los objetos<text:s text:c="1"/></text:span><text:span text:style-name="a714" text:class-names="">request</text:span><text:span text:style-name="a715" text:class-names=""><text:s text:c="1"/></text:span><text:span text:style-name="a716" text:class-names="">y<text:s text:c="1"/></text:span><text:span text:style-name="a717" text:class-names="">response</text:span><text:span text:style-name="a718" text:class-names="">, por lo tanto, sólo se utiliza</text:span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para<text:s text:c="1"/></text:span><text:span text:style-name="a722" text:class-names="">re-direccionar</text:span><text:span text:style-name="a723" text:class-names=""><text:s text:c="1"/>a una URL específica, usualmente fuera de la aplicación actual.</text:span></text:p>
              </text:list-item>
            </text:list>
          </draw:text-box>
          <svg:title/>
          <svg:desc/>
        </draw:frame>
        <presentation:notes draw:style-name="a732">
          <draw:frame draw:id="id95" draw:style-name="a729" draw:name="Marcador de número de diapositiva 6" svg:x="4.67953in" svg:y="11.10827in" svg:width="3.5878in" svg:height="0.5842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730" draw:name="Marcador de imagen de diapositiva 1">
            <svg:title/>
            <svg:desc/>
          </draw:page-thumbnail>
          <draw:frame draw:id="id97" presentation:style-name="a73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33" draw:master-page-name="Master1-Layout7-blank-En-blanco" presentation:presentation-page-layout-name="Master1-PPL7" draw:id="Slide-261">
        <draw:frame draw:id="id98" presentation:style-name="a736" draw:name="Título 1" svg:x="0.55118in" svg:y="0.32953in" svg:width="9.92087in" svg:height="1.38031in" presentation:class="title" presentation:placeholder="false">
          <draw:text-box>
            <text:p text:style-name="a735" text:class-names="" text:cond-style-name=""><text:span text:style-name="a734" text:class-names="">Ejecución de un servlet<text:line-break/></text:span></text:p>
          </draw:text-box>
          <svg:title/>
          <svg:desc/>
        </draw:frame>
        <draw:frame draw:id="id99" presentation:style-name="a761" draw:name="Marcador de texto 2" svg:x="0.55118in" svg:y="1.93465in" svg:width="9.92087in" svg:height="5.4563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Formas de iniciar la ejecución: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– Introducir la dirección URL del servlet en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un navegador web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http://localhost:8080/informacion/servlet1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– Llamar al servlet desde una página web.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&lt;form action=”....”&gt;...&lt;/form&gt;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– Ejecutar un servlet llamándolo desde otro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servlet.</text:span></text:p>
              </text:list-item>
            </text:list>
          </draw:text-box>
          <svg:title/>
          <svg:desc/>
        </draw:frame>
        <presentation:notes draw:style-name="a767">
          <draw:frame draw:id="id100" draw:style-name="a764" draw:name="Marcador de número de diapositiva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765" draw:name="Marcador de imagen de diapositiva 1">
            <svg:title/>
            <svg:desc/>
          </draw:page-thumbnail>
          <draw:frame draw:id="id102" presentation:style-name="a76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68" draw:master-page-name="Master1-Layout7-blank-En-blanco" presentation:presentation-page-layout-name="Master1-PPL7" draw:id="Slide-262">
        <draw:frame draw:id="id103" presentation:style-name="a771" draw:name="Título 1" svg:x="0.55118in" svg:y="0.32953in" svg:width="9.92087in" svg:height="1.38031in" presentation:class="title" presentation:placeholder="false">
          <draw:text-box>
            <text:p text:style-name="a770" text:class-names="" text:cond-style-name=""><text:span text:style-name="a769" text:class-names="">Desde otro servlet</text:span></text:p>
          </draw:text-box>
          <svg:title/>
          <svg:desc/>
        </draw:frame>
        <draw:frame draw:id="id104" presentation:style-name="a790" draw:name="Marcador de texto 2" svg:x="0.55118in" svg:y="1.93465in" svg:width="9.92087in" svg:height="5.5011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Se puede lanzar la ejecución de un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ervlet desde otro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protected void doGet(HttpServletRequest request, HttpServletResponse response) throws ServletException, IOException {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2"/>request.getRequestDispatcher("NombreDelServlet").forward(request, response);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}</text:span></text:p>
              </text:list-item>
            </text:list>
          </draw:text-box>
          <svg:title/>
          <svg:desc/>
        </draw:frame>
        <presentation:notes draw:style-name="a796">
          <draw:frame draw:id="id105" draw:style-name="a793" draw:name="Marcador de número de diapositiva 6" svg:x="4.67953in" svg:y="11.10827in" svg:width="3.5878in" svg:height="0.58425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794" draw:name="Marcador de imagen de diapositiva 1">
            <svg:title/>
            <svg:desc/>
          </draw:page-thumbnail>
          <draw:frame draw:id="id107" presentation:style-name="a79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97" draw:master-page-name="Master1-Layout7-blank-En-blanco" presentation:presentation-page-layout-name="Master1-PPL7" draw:id="Slide-263">
        <draw:frame draw:id="id108" presentation:style-name="a800" draw:name="Título 1" svg:x="0.55118in" svg:y="0.32953in" svg:width="9.92087in" svg:height="1.38031in" presentation:class="title" presentation:placeholder="false">
          <draw:text-box>
            <text:p text:style-name="a799" text:class-names="" text:cond-style-name=""><text:span text:style-name="a798" text:class-names="">Obtención y envío de información</text:span></text:p>
          </draw:text-box>
          <svg:title/>
          <svg:desc/>
        </draw:frame>
        <draw:frame draw:id="id109" presentation:style-name="a837" draw:name="Marcador de texto 2" svg:x="0.55118in" svg:y="1.93465in" svg:width="9.92087in" svg:height="5.47953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Obtención de dato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del cliente: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–<text:s text:c="1"/></text:span><text:span text:style-name="a808" text:class-names="">getParameter()</text:span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•<text:s text:c="1"/></text:span><text:span text:style-name="a812" text:class-names="">getParameterValues()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•<text:s text:c="1"/></text:span><text:span text:style-name="a816" text:class-names="">getParameterNames()</text:span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–<text:s text:c="1"/></text:span><text:span text:style-name="a820" text:class-names="">getReader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Envío de datos al</text:span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Cliente: <text:s text:c="2"/></text:span><text:span text:style-name="a827" text:class-names="">–<text:s text:c="1"/></text:span><text:span text:style-name="a828" text:class-names="">getWriter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Ejemplos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  <presentation:notes draw:style-name="a843">
          <draw:frame draw:id="id110" draw:style-name="a840" draw:name="Marcador de número de diapositiva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1" presentation:style-name="a841" draw:name="Marcador de imagen de diapositiva 1">
            <svg:title/>
            <svg:desc/>
          </draw:page-thumbnail>
          <draw:frame draw:id="id112" presentation:style-name="a84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44" draw:master-page-name="Master1-Layout7-blank-En-blanco" presentation:presentation-page-layout-name="Master1-PPL7" draw:id="Slide-264">
        <draw:frame draw:id="id113" presentation:style-name="a847" draw:name="Título 1" svg:x="0.55118in" svg:y="0.32953in" svg:width="9.92087in" svg:height="1.38031in" presentation:class="title" presentation:placeholder="false">
          <draw:text-box>
            <text:p text:style-name="a846" text:class-names="" text:cond-style-name=""><text:span text:style-name="a845" text:class-names="">Cuándo se suelen utilizar</text:span></text:p>
          </draw:text-box>
          <svg:title/>
          <svg:desc/>
        </draw:frame>
        <draw:frame draw:id="id114" presentation:style-name="a879" draw:name="Marcador de texto 2" svg:x="0.55118in" svg:y="1.93465in" svg:width="9.92087in" svg:height="5.60433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La página web se basa en datos que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proporciona el usuario.</text:span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– Ejemplo:<text:s text:c="1"/></text:span><text:span text:style-name="a855" text:class-names="">e-commerce sites</text:span><text:span text:style-name="a856" text:class-names="">.</text:span></text:p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<text:s text:c="1"/></text:span><text:span text:style-name="a860" text:class-names="">Los datos cambian frecuentemente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– Ejemplo: Partes meteorológicos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6" text:class-names=""><text:s text:c="1"/></text:span><text:span text:style-name="a867" text:class-names="">La página web utiliza información de BDs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u otras fuentes.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– Ejemplo: Aplicaciones comerciales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-Uso de patrones de desarrollo</text:span></text:p>
              </text:list-item>
            </text:list>
          </draw:text-box>
          <svg:title/>
          <svg:desc/>
        </draw:frame>
        <presentation:notes draw:style-name="a885">
          <draw:frame draw:id="id115" draw:style-name="a882" draw:name="Marcador de número de diapositiva 6" svg:x="4.67953in" svg:y="11.10827in" svg:width="3.5878in" svg:height="0.58425in">
            <draw:text-box>
              <text:p text:style-name="a881" text:class-names="" text:cond-style-name=""><text:span text:style-name="a88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6" presentation:style-name="a883" draw:name="Marcador de imagen de diapositiva 1">
            <svg:title/>
            <svg:desc/>
          </draw:page-thumbnail>
          <draw:frame draw:id="id117" presentation:style-name="a88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rvlet continuación</dc:title>
    <dc:creator>alexcalderon017@outlook.es</dc:creator>
    <meta:creation-date>2019-10-21T18:28:52Z</meta:creation-date>
    <dc:date>2020-02-16T11:01:15Z</dc:date>
    <meta:editing-cycles>9</meta:editing-cycles>
    <meta:editing-duration>PT14143S</meta:editing-duration>
    <meta:document-statistic meta:paragraph-count="69" meta:word-count="436"/>
  </office:meta>
</office:document-meta>
</file>